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log2</text:p>
          </table:table-cell>
          <table:table-cell table:style-name="ce1" office:value-type="string" calcext:value-type="string">
            <text:p>“+15”</text:p>
          </table:table-cell>
          <table:table-cell office:value-type="string" calcext:value-type="string">
            <text:p>*5</text:p>
          </table:table-cell>
        </table:table-row>
        <table:table-row table:style-name="ro1" table:visibility="collapse">
          <table:table-cell office:value-type="float" office:value="0.01" calcext:value-type="float">
            <text:p>0.01</text:p>
          </table:table-cell>
          <table:table-cell table:formula="of:=LOG([.A3];1.5)" office:value-type="float" office:value="-11.3577471745351" calcext:value-type="float">
            <text:p>-11.3577471745</text:p>
          </table:table-cell>
          <table:table-cell table:formula="of:=[.B3]+15" office:value-type="float" office:value="3.64225282546485" calcext:value-type="float">
            <text:p>3.6422528255</text:p>
          </table:table-cell>
          <table:table-cell table:formula="of:=[.C3]*5" office:value-type="float" office:value="18.2112641273243" calcext:value-type="float">
            <text:p>18.211264127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LOG([.A4];1.5)" office:value-type="float" office:value="-5.67887358726757" calcext:value-type="float">
            <text:p>-5.6788735873</text:p>
          </table:table-cell>
          <table:table-cell table:formula="of:=[.B4]+15" office:value-type="float" office:value="9.32112641273243" calcext:value-type="float">
            <text:p>9.3211264127</text:p>
          </table:table-cell>
          <table:table-cell table:formula="of:=[.C4]*5" office:value-type="float" office:value="46.6056320636621" calcext:value-type="float">
            <text:p>46.60563206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OG([.A5];1.5)" office:value-type="float" office:value="0" calcext:value-type="float">
            <text:p>0</text:p>
          </table:table-cell>
          <table:table-cell table:formula="of:=[.B5]+15" office:value-type="float" office:value="15" calcext:value-type="float">
            <text:p>15</text:p>
          </table:table-cell>
          <table:table-cell table:formula="of:=[.C5]*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LOG([.A6];1.5)" office:value-type="float" office:value="5.67887358726757" calcext:value-type="float">
            <text:p>5.6788735873</text:p>
          </table:table-cell>
          <table:table-cell table:formula="of:=[.B6]+15" office:value-type="float" office:value="20.6788735872676" calcext:value-type="float">
            <text:p>20.6788735873</text:p>
          </table:table-cell>
          <table:table-cell table:formula="of:=[.C6]*5" office:value-type="float" office:value="103.394367936338" calcext:value-type="float">
            <text:p>103.3943679363</text:p>
          </table:table-cell>
        </table:table-row>
        <table:table-row table:style-name="ro1" table:visibility="collapse">
          <table:table-cell office:value-type="float" office:value="100" calcext:value-type="float">
            <text:p>100</text:p>
          </table:table-cell>
          <table:table-cell table:formula="of:=LOG([.A7];1.5)" office:value-type="float" office:value="11.3577471745351" calcext:value-type="float">
            <text:p>11.3577471745</text:p>
          </table:table-cell>
          <table:table-cell table:formula="of:=[.B7]+15" office:value-type="float" office:value="26.3577471745351" calcext:value-type="float">
            <text:p>26.3577471745</text:p>
          </table:table-cell>
          <table:table-cell table:formula="of:=[.C7]*5" office:value-type="float" office:value="131.788735872676" calcext:value-type="float">
            <text:p>131.7887358727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/>
          <table:table-cell office:value-type="string" calcext:value-type="string">
            <text:p>*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A15]*5" office:value-type="float" office:value="0.5" calcext:value-type="float">
            <text:p>0.5</text:p>
          </table:table-cell>
          <table:table-cell table:formula="of:=[.B15]+50" office:value-type="float" office:value="50.5" calcext:value-type="float">
            <text:p>50.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]*5" office:value-type="float" office:value="5" calcext:value-type="float">
            <text:p>5</text:p>
          </table:table-cell>
          <table:table-cell table:formula="of:=[.B16]+50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7]*5" office:value-type="float" office:value="15" calcext:value-type="float">
            <text:p>15</text:p>
          </table:table-cell>
          <table:table-cell table:formula="of:=[.B17]+50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8]*5" office:value-type="float" office:value="25" calcext:value-type="float">
            <text:p>25</text:p>
          </table:table-cell>
          <table:table-cell table:formula="of:=[.B18]+50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9]*5" office:value-type="float" office:value="40" calcext:value-type="float">
            <text:p>40</text:p>
          </table:table-cell>
          <table:table-cell table:formula="of:=[.B19]+50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0]*5" office:value-type="float" office:value="50" calcext:value-type="float">
            <text:p>50</text:p>
          </table:table-cell>
          <table:table-cell table:formula="of:=[.B20]+50" office:value-type="float" office:value="100" calcext:value-type="float">
            <text:p>1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23:59:12.608783939</meta:creation-date>
    <dc:date>2018-01-26T00:29:55.380710935</dc:date>
    <meta:editing-duration>PT12S</meta:editing-duration>
    <meta:editing-cycles>1</meta:editing-cycles>
    <meta:document-statistic meta:table-count="1" meta:cell-count="43" meta:object-count="0"/>
    <meta:generator>LibreOffice/5.1.6.2$Linux_X86_64 LibreOffice_project/10m0$Build-2</meta:generator>
  </office:meta>
</office:document-meta>
</file>